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Comma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Comma" style:data-style-name="N43">
      <style:table-cell-properties fo:border-top="none" fo:border-bottom="none" fo:border-left="thin solid #000000" fo:border-right="thin solid #000000" style:vertical-align="automatic" fo:background-color="#FFFFFF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Comma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Comma" style:data-style-name="N43">
      <style:table-cell-properties fo:border="thin solid #000000" style:vertical-align="automatic" fo:background-color="#FFFFFF"/>
    </style:style>
    <style:style style:name="ce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Comma" style:data-style-name="N4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Comma" style:data-style-name="N43">
      <style:table-cell-properties fo:border-top="none" fo:border-bottom="none" fo:border-left="none" fo:border-right="thin solid #000000" style:vertical-align="automatic" fo:background-color="#FFFFFF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Comma" style:data-style-name="N43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4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Default" style:data-style-name="N37">
      <style:table-cell-properties style:vertical-align="automatic" style:cell-protect="protected"/>
      <style:text-properties style:font-name="Arial2" style:font-name-asian="Arial2" style:font-name-complex="Arial2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3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30"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weight="bold" style:font-weight-asian="bold" style:font-weight-complex="bold"/>
    </style:style>
    <style:style style:name="ce71" style:family="table-cell" style:parent-style-name="Default" style:data-style-name="N4">
      <style:table-cell-properties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4"/>
    <style:style style:name="ce7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74" style:family="table-cell" style:parent-style-name="Default" style:data-style-name="N41"/>
    <style:style style:name="ce75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76" style:family="table-cell" style:parent-style-name="Default" style:data-style-name="N4">
      <style:table-cell-properties fo:background-color="#FFFF00"/>
    </style:style>
    <style:style style:name="ce77" style:family="table-cell" style:parent-style-name="Default" style:data-style-name="N0">
      <style:table-cell-properties fo:background-color="#FFFF00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0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3" style:family="table-cell" style:parent-style-name="Default" style:data-style-name="N4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4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6" style:family="table-cell" style:parent-style-name="Default" style:data-style-name="N4">
      <style:table-cell-properties style:vertical-align="middle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7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8" style:family="table-cell" style:parent-style-name="Default" style:data-style-name="N4">
      <style:table-cell-properties style:vertical-align="middle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9" style:family="table-cell" style:parent-style-name="Default" style:data-style-name="N4">
      <style:table-cell-properties fo:border-top="thin solid #000000" fo:border-bottom="thin double #000000" fo:border-left="none" fo:border-right="none" style:vertical-align="middle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91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93" style:family="table-cell" style:parent-style-name="Default" style:data-style-name="N4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94" style:family="table-cell" style:parent-style-name="Default" style:data-style-name="N4">
      <style:table-cell-properties fo:border="thin solid #000000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7.19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3416666666667cm" style:use-optimal-column-width="true"/>
    </style:style>
    <style:style style:name="co14" style:family="table-column">
      <style:table-column-properties fo:break-before="auto" style:column-width="12.8852083333333cm"/>
    </style:style>
    <style:style style:name="co15" style:family="table-column">
      <style:table-column-properties fo:break-before="auto" style:column-width="3.38666666666667cm"/>
    </style:style>
    <style:style style:name="co16" style:family="table-column">
      <style:table-column-properties fo:break-before="auto" style:column-width="7.80520833333333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3.466041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21.3518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1.25pt" style:use-optimal-row-height="tru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8" table:number-columns-repeated="4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1">
            <text:p>SERVICIOS TELCODATA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201" table:number-columns-spanned="2" table:number-rows-spanned="1" table:style-name="ce62">
            <text:p>5201</text:p>
          </table:table-cell>
          <table:covered-table-cell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3">
            <text:p>Dara Macias</text:p>
          </table:table-cell>
          <table:covered-table-cell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number-columns-spanned="7" table:number-rows-spanned="1" table:style-name="ce61">
            <text:p>Cuentas por Cobrar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0-10-21T00:00:00" table:number-columns-spanned="2" table:number-rows-spanned="1" table:style-name="ce64">
            <text:p>21/10/2020</text:p>
          </table:table-cell>
          <table:covered-table-cell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1">
            <text:p>Análisis variaciones de grupo contable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3">
            <text:p>Carlos Almeida</text:p>
          </table:table-cell>
          <table:covered-table-cell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1">
            <text:p>Al 31 de Diciembre del 2020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0-04-15T00:00:00" table:number-columns-spanned="2" table:number-rows-spanned="1" table:style-name="ce65">
            <text:p>15/4/2020</text:p>
          </table:table-cell>
          <table:covered-table-cell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table:number-columns-repeated="69" table:style-name="ce5"/>
          <table:table-cell table:number-columns-repeated="16315" table:style-name="ce1"/>
        </table:table-row>
        <table:table-row table:style-name="ro3"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number-columns-spanned="1" table:number-rows-spanned="2" table:style-name="ce67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8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style-name="ce8">
            <text:p>Variaciones</text:p>
          </table:table-cell>
          <table:table-cell table:number-columns-repeated="46" table:style-name="ce4"/>
          <table:table-cell table:number-columns-repeated="3" table:style-name="ce9"/>
          <table:table-cell table:number-columns-repeated="16324" table:style-name="ce1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1">
            <text:p>31-oct-20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0-12-31T00:00:00" table:style-name="ce11">
            <text:p>31-dic-20</text:p>
          </table:table-cell>
          <table:covered-table-cell/>
          <table:covered-table-cell/>
          <table:table-cell office:value-type="date" office:date-value="2019-12-31T00:00:00" table:style-name="ce11">
            <text:p>31-dic-19</text:p>
          </table:table-cell>
          <table:table-cell office:value-type="string" table:style-name="ce7">
            <text:p>Valor</text:p>
          </table:table-cell>
          <table:table-cell table:number-columns-repeated="45" table:style-name="ce4"/>
          <table:table-cell table:number-columns-repeated="4" table:style-name="ce9"/>
          <table:table-cell table:number-columns-repeated="16324" table:style-name="ce10"/>
        </table:table-row>
        <table:table-row table:style-name="ro2">
          <table:table-cell table:style-name="ce12"/>
          <table:table-cell table:style-name="ce13"/>
          <table:table-cell table:style-name="ce14"/>
          <table:table-cell table:number-columns-repeated="4"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20">
            <text:p>1-1-1-03-01-001</text:p>
          </table:table-cell>
          <table:table-cell office:value-type="string" table:style-name="ce14">
            <text:p>CLIENTES LOCALES</text:p>
          </table:table-cell>
          <table:table-cell office:value-type="string" table:style-name="ce20">
            <text:p>CLIE001</text:p>
          </table:table-cell>
          <table:table-cell office:value-type="float" office:value="117139.44" table:style-name="ce21">
            <text:p><text:s/>117.139<text:s/></text:p>
          </table:table-cell>
          <table:table-cell office:value-type="float" office:value="191016.22" table:style-name="ce21">
            <text:p><text:s/>191.016<text:s/></text:p>
          </table:table-cell>
          <table:table-cell office:value-type="float" office:value="129969.83" table:style-name="ce21">
            <text:p><text:s/>129.970<text:s/></text:p>
          </table:table-cell>
          <table:table-cell office:value-type="float" office:value="178185.83000000002" table:formula="of:=[.D10]+[.E10]-[.F10]" table:style-name="ce21">
            <text:p><text:s/>178.186<text:s/></text:p>
          </table:table-cell>
          <table:table-cell office:value-type="string" table:style-name="ce22">
            <text:p>1-1-1-03-01-001</text:p>
          </table:table-cell>
          <table:table-cell office:value-type="string" table:style-name="ce14">
            <text:p>CLIENTES LOCALES</text:p>
          </table:table-cell>
          <table:table-cell office:value-type="float" office:value="189984" table:style-name="ce23">
            <text:p><text:s/>189984<text:s/></text:p>
          </table:table-cell>
          <table:table-cell office:value-type="float" office:value="-11798.169999999984" table:formula="of:=[.G10]-[.J10]" table:style-name="ce24">
            <text:p>-11798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style-name="ce20"/>
          <table:table-cell table:style-name="ce14"/>
          <table:table-cell table:style-name="ce20"/>
          <table:table-cell table:number-columns-repeated="4" table:style-name="ce21"/>
          <table:table-cell table:style-name="ce22"/>
          <table:table-cell table:style-name="ce14"/>
          <table:table-cell table:style-name="ce23"/>
          <table:table-cell office:value-type="float" office:value="0" table:formula="of:=[.G11]-[.J11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style-name="ce14"/>
          <table:table-cell office:value-type="string" table:style-name="ce25">
            <text:p>Clientes por cobrar Partes Relacionadas</text:p>
          </table:table-cell>
          <table:table-cell table:style-name="ce20"/>
          <table:table-cell table:number-columns-repeated="4" table:style-name="ce21"/>
          <table:table-cell table:style-name="ce22"/>
          <table:table-cell office:value-type="string" table:style-name="ce25">
            <text:p>Clientes por cobrar Partes Relacionadas</text:p>
          </table:table-cell>
          <table:table-cell table:style-name="ce23"/>
          <table:table-cell office:value-type="float" office:value="0" table:formula="of:=[.G12]-[.J12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14">
            <text:p>1-1-1-03-02-001</text:p>
          </table:table-cell>
          <table:table-cell office:value-type="string" table:style-name="ce14">
            <text:p><text:s text:c="6"/>TELCONET SA</text:p>
          </table:table-cell>
          <table:table-cell office:value-type="string" table:style-name="ce20">
            <text:p>Telconet Relacionada</text:p>
          </table:table-cell>
          <table:table-cell office:value-type="float" office:value="72370.17" table:style-name="ce21">
            <text:p><text:s/>72.37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72370" table:style-name="ce21">
            <text:p><text:s/>72.370<text:s/></text:p>
          </table:table-cell>
          <table:table-cell office:value-type="float" office:value="0.16999999999825377" table:formula="of:=[.D13]+[.E13]-[.F13]" table:style-name="ce21">
            <text:p><text:s/>0<text:s/></text:p>
          </table:table-cell>
          <table:table-cell office:value-type="string" table:style-name="ce22">
            <text:p>1-1-1-03-02-001</text:p>
          </table:table-cell>
          <table:table-cell office:value-type="string" table:style-name="ce14">
            <text:p><text:s text:c="6"/>TELCONET SA</text:p>
          </table:table-cell>
          <table:table-cell office:value-type="float" office:value="78620.17" table:style-name="ce23">
            <text:p><text:s/>78620<text:s/></text:p>
          </table:table-cell>
          <table:table-cell office:value-type="float" office:value="-78620" table:formula="of:=[.G13]-[.J13]" table:style-name="ce24">
            <text:p>-78620<text:s/></text:p>
          </table:table-cell>
          <table:table-cell table:number-columns-repeated="45" table:style-name="ce26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14">
            <text:p>1-1-1-03-02-002</text:p>
          </table:table-cell>
          <table:table-cell office:value-type="string" table:style-name="ce14">
            <text:p><text:s text:c="6"/>TELSOTERRA <text:s/>S.A.</text:p>
          </table:table-cell>
          <table:table-cell table:style-name="ce20"/>
          <table:table-cell office:value-type="float" office:value="4870" table:style-name="ce21">
            <text:p><text:s/>4.87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4870" table:formula="of:=[.D14]+[.E14]-[.F14]" table:style-name="ce21">
            <text:p><text:s/>4.870<text:s/></text:p>
          </table:table-cell>
          <table:table-cell office:value-type="string" table:style-name="ce22">
            <text:p>1-1-1-03-02-002</text:p>
          </table:table-cell>
          <table:table-cell office:value-type="string" table:style-name="ce14">
            <text:p><text:s text:c="6"/>TELSOTERRA <text:s/>S.A.</text:p>
          </table:table-cell>
          <table:table-cell office:value-type="float" office:value="4870" table:style-name="ce23">
            <text:p><text:s/>4870<text:s/></text:p>
          </table:table-cell>
          <table:table-cell office:value-type="float" office:value="0" table:formula="of:=[.G14]-[.J14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14">
            <text:p>1-1-1-06-01-001</text:p>
          </table:table-cell>
          <table:table-cell office:value-type="string" table:style-name="ce14">
            <text:p><text:s text:c="6"/>JAN TOPIC FERAUD</text:p>
          </table:table-cell>
          <table:table-cell table:style-name="ce20"/>
          <table:table-cell office:value-type="float" office:value="61056.94" table:style-name="ce21">
            <text:p><text:s/>61.057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61056.94" table:formula="of:=[.D15]+[.E15]-[.F15]" table:style-name="ce21">
            <text:p><text:s/>61.057<text:s/></text:p>
          </table:table-cell>
          <table:table-cell office:value-type="string" table:style-name="ce22">
            <text:p>1-1-1-06-01-001</text:p>
          </table:table-cell>
          <table:table-cell office:value-type="string" table:style-name="ce14">
            <text:p><text:s text:c="6"/>JAN TOPIC FERAUD</text:p>
          </table:table-cell>
          <table:table-cell office:value-type="float" office:value="61156.94" table:style-name="ce23">
            <text:p><text:s/>61157<text:s/></text:p>
          </table:table-cell>
          <table:table-cell office:value-type="float" office:value="-100" table:formula="of:=[.G15]-[.J15]" table:style-name="ce24">
            <text:p>-1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number-columns-repeated="2" table:style-name="ce14"/>
          <table:table-cell table:style-name="ce20"/>
          <table:table-cell table:number-columns-repeated="4" table:style-name="ce21"/>
          <table:table-cell table:style-name="ce22"/>
          <table:table-cell table:style-name="ce14"/>
          <table:table-cell table:style-name="ce23"/>
          <table:table-cell office:value-type="float" office:value="0" table:formula="of:=[.G16]-[.J16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style-name="ce14"/>
          <table:table-cell office:value-type="string" table:style-name="ce25">
            <text:p>Otras Cuentas por cobrar</text:p>
          </table:table-cell>
          <table:table-cell table:style-name="ce20"/>
          <table:table-cell table:number-columns-repeated="4" table:style-name="ce21"/>
          <table:table-cell table:style-name="ce22"/>
          <table:table-cell office:value-type="string" table:style-name="ce25">
            <text:p>Otras Cuentas por cobrar</text:p>
          </table:table-cell>
          <table:table-cell table:style-name="ce23"/>
          <table:table-cell office:value-type="float" office:value="0" table:formula="of:=[.G17]-[.J17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14">
            <text:p>1-1-1-06-01-002</text:p>
          </table:table-cell>
          <table:table-cell office:value-type="string" table:style-name="ce14">
            <text:p><text:s text:c="6"/>GAD MUNICIPIO DE QUITO</text:p>
          </table:table-cell>
          <table:table-cell table:style-name="ce20"/>
          <table:table-cell office:value-type="float" office:value="197.96" table:style-name="ce21">
            <text:p><text:s/>198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197.96" table:formula="of:=[.D18]+[.E18]-[.F18]" table:style-name="ce21">
            <text:p><text:s/>198<text:s/></text:p>
          </table:table-cell>
          <table:table-cell office:value-type="string" table:style-name="ce22">
            <text:p>1-1-1-06-01-002</text:p>
          </table:table-cell>
          <table:table-cell office:value-type="string" table:style-name="ce14">
            <text:p><text:s text:c="6"/>GAD MUNICIPIO DE QUITO</text:p>
          </table:table-cell>
          <table:table-cell office:value-type="float" office:value="197.96" table:style-name="ce23">
            <text:p><text:s/>198<text:s/></text:p>
          </table:table-cell>
          <table:table-cell office:value-type="float" office:value="0" table:formula="of:=[.G18]-[.J18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office:value-type="string" table:style-name="ce14">
            <text:p>1-1-1-07-01-007</text:p>
          </table:table-cell>
          <table:table-cell office:value-type="string" table:style-name="ce14">
            <text:p><text:s text:c="6"/>Santiago Andres Mora Cabezas</text:p>
          </table:table-cell>
          <table:table-cell table:style-name="ce20"/>
          <table:table-cell office:value-type="float" office:value="0" table:style-name="ce21">
            <text:p>-0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0" table:style-name="ce21">
            <text:p>-00<text:s/></text:p>
          </table:table-cell>
          <table:table-cell office:value-type="float" office:value="0" table:formula="of:=[.D19]+[.E19]-[.F19]" table:style-name="ce21">
            <text:p>-00<text:s/></text:p>
          </table:table-cell>
          <table:table-cell office:value-type="string" table:style-name="ce22">
            <text:p>1-1-1-07-01-007</text:p>
          </table:table-cell>
          <table:table-cell office:value-type="string" table:style-name="ce14">
            <text:p><text:s text:c="6"/>Santiago Andres Mora Cabezas</text:p>
          </table:table-cell>
          <table:table-cell office:value-type="float" office:value="0" table:style-name="ce23">
            <text:p>-00<text:s/></text:p>
          </table:table-cell>
          <table:table-cell office:value-type="float" office:value="0" table:formula="of:=[.G19]-[.J19]" table:style-name="ce24">
            <text:p>-00<text:s/></text:p>
          </table:table-cell>
          <table:table-cell table:number-columns-repeated="45" table:style-name="ce4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number-columns-repeated="2" table:style-name="ce14"/>
          <table:table-cell table:style-name="ce20"/>
          <table:table-cell table:number-columns-repeated="4" table:style-name="ce21"/>
          <table:table-cell table:style-name="ce22"/>
          <table:table-cell table:style-name="ce14"/>
          <table:table-cell table:style-name="ce23"/>
          <table:table-cell office:value-type="float" office:value="0" table:formula="of:=[.G20]-[.J20]" table:style-name="ce24">
            <text:p>-00<text:s/></text:p>
          </table:table-cell>
          <table:table-cell table:number-columns-repeated="45" table:style-name="ce26"/>
          <table:table-cell table:number-columns-repeated="4" table:style-name="ce5"/>
          <table:table-cell table:number-columns-repeated="16324" table:style-name="ce1"/>
        </table:table-row>
        <table:table-row table:style-name="ro2">
          <table:table-cell table:style-name="ce27"/>
          <table:table-cell office:value-type="string" table:style-name="ce28">
            <text:p>Total</text:p>
          </table:table-cell>
          <table:table-cell table:style-name="ce28"/>
          <table:table-cell office:value-type="float" office:value="255634.50999999998" table:formula="of:=SUM([.D9:.D20])" table:style-name="ce29">
            <text:p><text:s/>255.635<text:s/></text:p>
          </table:table-cell>
          <table:table-cell office:value-type="float" office:value="191016.22" table:formula="of:=SUM([.E9:.E20])" table:style-name="ce29">
            <text:p><text:s/>191.016<text:s/></text:p>
          </table:table-cell>
          <table:table-cell office:value-type="float" office:value="202339.83000000002" table:formula="of:=SUM([.F9:.F20])" table:style-name="ce29">
            <text:p><text:s/>202.340<text:s/></text:p>
          </table:table-cell>
          <table:table-cell office:value-type="float" office:value="244310.89999999997" table:formula="of:=[.D21]+[.E21]-[.F21]" table:style-name="ce29">
            <text:p><text:s/>244.311<text:s/></text:p>
          </table:table-cell>
          <table:table-cell table:style-name="ce30"/>
          <table:table-cell table:style-name="ce27"/>
          <table:table-cell office:value-type="float" office:value="334829.07" table:formula="of:=SUM([.J9:.J20])" table:style-name="ce31">
            <text:p><text:s/>334829<text:s/></text:p>
          </table:table-cell>
          <table:table-cell office:value-type="float" office:value="-90518.169999999984" table:formula="of:=SUM([.K9:.K20])" table:style-name="ce32">
            <text:p>-90518<text:s/></text:p>
          </table:table-cell>
          <table:table-cell table:number-columns-repeated="1008" table:style-name="ce33"/>
          <table:table-cell table:number-columns-repeated="15365"/>
        </table:table-row>
        <table:table-row table:number-rows-repeated="2" table:style-name="ro2">
          <table:table-cell table:number-columns-repeated="69" table:style-name="ce5"/>
          <table:table-cell table:number-columns-repeated="16315" table:style-name="ce1"/>
        </table:table-row>
        <table:table-row table:style-name="ro2">
          <table:table-cell table:style-name="ce5"/>
          <table:table-cell table:number-columns-repeated="2" table:style-name="ce34"/>
          <table:table-cell office:value-type="string" table:style-name="ce35">
            <text:p>Saldo al</text:p>
          </table:table-cell>
          <table:table-cell office:value-type="string" table:style-name="ce36">
            <text:p>Saldo al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office:value-type="string" table:style-name="ce37">
            <text:p>Nota a los estados financieros</text:p>
          </table:table-cell>
          <table:table-cell table:style-name="ce37"/>
          <table:table-cell office:value-type="date" office:date-value="2020-12-31T00:00:00" table:style-name="ce38">
            <text:p>31/12/2020</text:p>
          </table:table-cell>
          <table:table-cell office:value-type="date" office:date-value="2019-12-31T00:00:00" table:style-name="ce39">
            <text:p>31/12/2019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table:number-columns-repeated="2" table:style-name="ce40"/>
          <table:table-cell table:style-name="ce41"/>
          <table:table-cell table:style-name="ce42"/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office:value-type="string" table:style-name="ce43">
            <text:p>Clientes (Telconet)</text:p>
          </table:table-cell>
          <table:table-cell table:style-name="ce43"/>
          <table:table-cell office:value-type="float" office:value="178185.83000000002" table:formula="of:=[.G10]" table:style-name="ce21">
            <text:p><text:s/>178.186<text:s/></text:p>
          </table:table-cell>
          <table:table-cell office:value-type="float" office:value="189984" table:formula="of:=[.J10]" table:style-name="ce44">
            <text:p><text:s/>189.984<text:s/>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office:value-type="string" table:style-name="ce43">
            <text:p>Relacionadas</text:p>
          </table:table-cell>
          <table:table-cell table:style-name="ce43"/>
          <table:table-cell office:value-type="float" office:value="65927.11" table:formula="of:=[.G13]+[.G14]+[.G15]" table:style-name="ce21">
            <text:p><text:s/>65.927<text:s/></text:p>
          </table:table-cell>
          <table:table-cell office:value-type="float" office:value="144647.10999999999" table:formula="of:=[.J13]+[.J14]+[.J15]" table:style-name="ce44">
            <text:p><text:s/>144.647<text:s/>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office:value-type="string" table:style-name="ce43">
            <text:p>Otras cuentas por cobrar</text:p>
          </table:table-cell>
          <table:table-cell table:style-name="ce43"/>
          <table:table-cell office:value-type="float" office:value="197.96" table:formula="of:=SUM([.G18:.G19])" table:style-name="ce21">
            <text:p><text:s/>198<text:s/></text:p>
          </table:table-cell>
          <table:table-cell office:value-type="float" office:value="197.96" table:formula="of:=SUM([.J18:.J19])" table:style-name="ce44">
            <text:p><text:s/>198<text:s/>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table:style-name="ce45"/>
          <table:table-cell table:style-name="ce43"/>
          <table:table-cell table:style-name="ce21"/>
          <table:table-cell table:style-name="ce44"/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244310.9" table:formula="of:=+SUM([.D27:.D29])" table:style-name="ce29">
            <text:p><text:s/>244.311<text:s/></text:p>
          </table:table-cell>
          <table:table-cell office:value-type="float" office:value="334829.07" table:formula="of:=[.E27]+[.E28]+[.E29]" table:style-name="ce48">
            <text:p><text:s/>334.829<text:s/></text:p>
          </table:table-cell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style-name="ce5"/>
          <table:table-cell table:number-columns-repeated="2" table:style-name="ce49"/>
          <table:table-cell table:style-name="ce50"/>
          <table:table-cell table:style-name="ce51"/>
          <table:table-cell table:number-columns-repeated="59" table:style-name="ce5"/>
          <table:table-cell table:number-columns-repeated="16320" table:style-name="ce1"/>
        </table:table-row>
        <table:table-row table:style-name="ro2">
          <table:table-cell table:number-columns-repeated="69" table:style-name="ce5"/>
          <table:table-cell table:number-columns-repeated="16315" table:style-name="ce1"/>
        </table:table-row>
        <table:table-row table:style-name="ro2">
          <table:table-cell office:value-type="string" table:style-name="ce52">
            <text:p>Fuente:</text:p>
          </table:table-cell>
          <table:table-cell table:number-columns-repeated="9" table:style-name="ce53"/>
          <table:table-cell table:style-name="ce54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5">
            <text:p>Estados Financieros de la compañía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table:style-name="ce55"/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8">
            <text:p>Trabajo realizado: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9">
            <text:p>Las cuentas por cobrar comerciales son a Telconet, compania relacionada y que es su unico cliente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9">
            <text:p>Revisamos el detalle de la cuenta a diciembre (Ver pestana detalle dic-20) y no observamos partidas antiguas o inusuales.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9">
            <text:p>Confirmamos directamente el saldo por cobrar a diciembre con el Contador de Telconet. Ver PT 5211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9">
            <text:p>En adicion, solicitamos el informe de auditoria de Telconet, anio 2020, en el cual pudimos confirmar el saldo intercompany con Telcodata (nota de saldos con partes relacionadas)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9">
            <text:p>Los saldos de otras cuentas por cobrar no son significativos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table:style-name="ce58"/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60">
            <text:p>Conclusiones (A ser completado por el Auditor a cargo del compromiso):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office:value-type="string" table:style-name="ce56">
            <text:p>En base del examen realizado concluimos que el saldo de cuentas por cobrar al 31 de diciembre del 2020 es razonable.</text:p>
          </table:table-cell>
          <table:table-cell table:number-columns-repeated="9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number-rows-repeated="2" table:style-name="ro2">
          <table:table-cell table:number-columns-repeated="10" table:style-name="ce56"/>
          <table:table-cell table:style-name="ce57"/>
          <table:table-cell table:number-columns-repeated="49" table:style-name="ce5"/>
          <table:table-cell table:number-columns-repeated="16324" table:style-name="ce1"/>
        </table:table-row>
        <table:table-row table:number-rows-repeated="4" table:style-name="ro2">
          <table:table-cell table:number-columns-repeated="11" table:style-name="ce56"/>
          <table:table-cell table:number-columns-repeated="49" table:style-name="ce5"/>
          <table:table-cell table:number-columns-repeated="16324" table:style-name="ce1"/>
        </table:table-row>
        <table:table-row table:style-name="ro2">
          <table:table-cell table:number-columns-repeated="11" table:style-name="ce1"/>
          <table:table-cell table:number-columns-repeated="49" table:style-name="ce5"/>
          <table:table-cell table:number-columns-repeated="16324" table:style-name="ce1"/>
        </table:table-row>
        <table:table-row table:number-rows-repeated="5" table:style-name="ro2">
          <table:table-cell table:number-columns-repeated="1019" table:style-name="ce5"/>
          <table:table-cell table:number-columns-repeated="15365"/>
        </table:table-row>
        <table:table-row table:number-rows-repeated="1048519" table:style-name="ro4">
          <table:table-cell table:number-columns-repeated="16384"/>
        </table:table-row>
      </table:table>
      <table:table table:name="Detalle_dic-20" table:style-name="ta2">
        <table:table-column table:style-name="co11" table:default-cell-style-name="ce81"/>
        <table:table-column table:style-name="co12" table:default-cell-style-name="ce81"/>
        <table:table-column table:style-name="co13" table:default-cell-style-name="ce85"/>
        <table:table-column table:style-name="co12" table:default-cell-style-name="ce85"/>
        <table:table-column table:style-name="co12" table:default-cell-style-name="ce81"/>
        <table:table-column table:style-name="co14" table:default-cell-style-name="ce81"/>
        <table:table-column table:style-name="co12" table:number-columns-repeated="16378" table:default-cell-style-name="ce81"/>
        <table:table-row table:style-name="ro5">
          <table:table-cell office:value-type="string" table:style-name="ce80">
            <text:p>SERVICIOS TELCODATA S.A.</text:p>
          </table:table-cell>
          <table:table-cell table:number-columns-repeated="16383" table:style-name="ce81"/>
        </table:table-row>
        <table:table-row table:style-name="ro5">
          <table:table-cell office:value-type="string" table:style-name="ce80">
            <text:p>REPORTE DE CARTERA DE CLIENTES</text:p>
          </table:table-cell>
          <table:table-cell table:number-columns-repeated="16383" table:style-name="ce81"/>
        </table:table-row>
        <table:table-row table:style-name="ro5">
          <table:table-cell office:value-type="string" table:style-name="ce80">
            <text:p>CORTE: 31/12/2020</text:p>
          </table:table-cell>
          <table:table-cell table:number-columns-repeated="16383" table:style-name="ce81"/>
        </table:table-row>
        <table:table-row table:style-name="ro5">
          <table:table-cell table:number-columns-repeated="16384" table:style-name="ce81"/>
        </table:table-row>
        <table:table-row table:style-name="ro5">
          <table:table-cell office:value-type="string" table:style-name="ce82">
            <text:p>CLIENTE</text:p>
          </table:table-cell>
          <table:table-cell office:value-type="string" table:style-name="ce82">
            <text:p>FECHA</text:p>
          </table:table-cell>
          <table:table-cell office:value-type="string" table:style-name="ce82">
            <text:p>DOCUMENTO</text:p>
          </table:table-cell>
          <table:table-cell office:value-type="string" table:style-name="ce82">
            <text:p>REFERENCIA</text:p>
          </table:table-cell>
          <table:table-cell office:value-type="string" table:style-name="ce83">
            <text:p>VALOR</text:p>
          </table:table-cell>
          <table:table-cell office:value-type="string" table:style-name="ce82">
            <text:p>DETALLE</text:p>
          </table:table-cell>
          <table:table-cell table:number-columns-repeated="16378"/>
        </table:table-row>
        <table:table-row-group>
          <table:table-row-group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08-22T00:00:00" table:style-name="ce91">
                <text:p>22/8/2020</text:p>
              </table:table-cell>
              <table:table-cell office:value-type="string" table:style-name="ce85">
                <text:p>FACTURA</text:p>
              </table:table-cell>
              <table:table-cell office:value-type="string" table:style-name="ce85">
                <text:p>FACT 4324</text:p>
              </table:table-cell>
              <table:table-cell office:value-type="float" office:value="50344" table:style-name="ce86">
                <text:p>50.344,00</text:p>
              </table:table-cell>
              <table:table-cell office:value-type="string" table:style-name="ce87">
                <text:p>Cliente:Telconet Fact: 4324 - DRY BATTERY HR-1280 <text:s/>Cantidad:290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08-31T00:00:00" table:style-name="ce91">
                <text:p>31/8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4</text:p>
              </table:table-cell>
              <table:table-cell office:value-type="float" office:value="-786.63" table:style-name="ce86">
                <text:p>-786,63</text:p>
              </table:table-cell>
              <table:table-cell office:value-type="string" table:style-name="ce87">
                <text:p>Telconet: Retención #162798 aplica a Factura #4324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08-31T00:00:00" table:style-name="ce91">
                <text:p>31/8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4</text:p>
              </table:table-cell>
              <table:table-cell office:value-type="float" office:value="-1618.2" table:style-name="ce86">
                <text:p>-1.618,20</text:p>
              </table:table-cell>
              <table:table-cell office:value-type="string" table:style-name="ce87">
                <text:p>Telconet: Retención #162798 aplica a Factura #4324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09T00:00:00" table:style-name="ce84">
                <text:p>9/12/2020</text:p>
              </table:table-cell>
              <table:table-cell office:value-type="string" table:style-name="ce85">
                <text:p>N/. CREDITO</text:p>
              </table:table-cell>
              <table:table-cell office:value-type="string" table:style-name="ce85">
                <text:p>FACT 4324</text:p>
              </table:table-cell>
              <table:table-cell office:value-type="float" office:value="-4799.7299999999996" table:style-name="ce86">
                <text:p>-4.799,73</text:p>
              </table:table-cell>
              <table:table-cell office:value-type="string" table:style-name="ce87">
                <text:p>NC Telconet - Fact #4323-4324: Cancelación y Abono a factura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28T00:00:00" table:style-name="ce84">
                <text:p>28/12/2020</text:p>
              </table:table-cell>
              <table:table-cell office:value-type="string" table:style-name="ce85">
                <text:p>N/. CREDITO</text:p>
              </table:table-cell>
              <table:table-cell office:value-type="string" table:style-name="ce85">
                <text:p>FACT 4324</text:p>
              </table:table-cell>
              <table:table-cell office:value-type="float" office:value="-14000" table:style-name="ce86">
                <text:p>-14.000,00</text:p>
              </table:table-cell>
              <table:table-cell office:value-type="string" table:style-name="ce87">
                <text:p>NC Telconet - Fact #4324: <text:s/>Abono a factura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1-20T00:00:00" table:style-name="ce91">
                <text:p>20/11/2020</text:p>
              </table:table-cell>
              <table:table-cell office:value-type="string" table:style-name="ce85">
                <text:p>FACTURA</text:p>
              </table:table-cell>
              <table:table-cell office:value-type="string" table:style-name="ce85">
                <text:p>FACT 4325</text:p>
              </table:table-cell>
              <table:table-cell office:value-type="float" office:value="103174.39999999999" table:style-name="ce86">
                <text:p>103.174,40</text:p>
              </table:table-cell>
              <table:table-cell office:value-type="string" table:style-name="ce87">
                <text:p>Cliente:Telconet Fact: 4325 - DRY BATTERY DM-12120 Cantidad:392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1-25T00:00:00" table:style-name="ce91">
                <text:p>25/11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5</text:p>
              </table:table-cell>
              <table:table-cell office:value-type="float" office:value="-3316.32" table:style-name="ce86">
                <text:p>-3.316,32</text:p>
              </table:table-cell>
              <table:table-cell office:value-type="string" table:style-name="ce87">
                <text:p>Telconet - Retención #170568: aplica a Factura #4325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1-25T00:00:00" table:style-name="ce91">
                <text:p>25/11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5</text:p>
              </table:table-cell>
              <table:table-cell office:value-type="float" office:value="-1612.1" table:style-name="ce86">
                <text:p>-1.612,10</text:p>
              </table:table-cell>
              <table:table-cell office:value-type="string" table:style-name="ce87">
                <text:p>Telconet - Retención #170568: aplica a Factura #4325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11T00:00:00" table:style-name="ce91">
                <text:p>11/12/2020</text:p>
              </table:table-cell>
              <table:table-cell office:value-type="string" table:style-name="ce85">
                <text:p>FACTURA</text:p>
              </table:table-cell>
              <table:table-cell office:value-type="string" table:style-name="ce85">
                <text:p>FACT 4328</text:p>
              </table:table-cell>
              <table:table-cell office:value-type="float" office:value="2105.6" table:style-name="ce86">
                <text:p>2.105,60</text:p>
              </table:table-cell>
              <table:table-cell office:value-type="string" table:style-name="ce87">
                <text:p>Cliente:Telconet Fact: 4328 - DRY BATTERY DM-12120 Cantidad: 8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16T00:00:00" table:style-name="ce91">
                <text:p>16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8</text:p>
              </table:table-cell>
              <table:table-cell office:value-type="float" office:value="-67.680000000000007" table:style-name="ce86">
                <text:p>-67,68</text:p>
              </table:table-cell>
              <table:table-cell office:value-type="string" table:style-name="ce87">
                <text:p>Telconet - Retención #172691: Registro de Retención aplica a Factura #4328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16T00:00:00" table:style-name="ce91">
                <text:p>16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8</text:p>
              </table:table-cell>
              <table:table-cell office:value-type="float" office:value="-32.9" table:style-name="ce86">
                <text:p>-32,90</text:p>
              </table:table-cell>
              <table:table-cell office:value-type="string" table:style-name="ce87">
                <text:p>Telconet - Retención #172691: Registro de Retención aplica a Factura #4328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16T00:00:00" table:style-name="ce91">
                <text:p>16/12/2020</text:p>
              </table:table-cell>
              <table:table-cell office:value-type="string" table:style-name="ce85">
                <text:p>FACTURA</text:p>
              </table:table-cell>
              <table:table-cell office:value-type="string" table:style-name="ce85">
                <text:p>FACT 4329</text:p>
              </table:table-cell>
              <table:table-cell office:value-type="float" office:value="26880" table:style-name="ce86">
                <text:p>26.880,00</text:p>
              </table:table-cell>
              <table:table-cell office:value-type="string" table:style-name="ce87">
                <text:p>Cliente:Telconet Fact: 4329 - DRY BATTERY HR-1280 <text:s/>Cantidad: 150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24T00:00:00" table:style-name="ce91">
                <text:p>24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9</text:p>
              </table:table-cell>
              <table:table-cell office:value-type="float" office:value="-864" table:style-name="ce86">
                <text:p>-864,00</text:p>
              </table:table-cell>
              <table:table-cell office:value-type="string" table:style-name="ce87">
                <text:p>Telconet - Retención #174104: Registro de Retención aplica a Factura #4329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24T00:00:00" table:style-name="ce91">
                <text:p>24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29</text:p>
              </table:table-cell>
              <table:table-cell office:value-type="float" office:value="-420" table:style-name="ce86">
                <text:p>-420,00</text:p>
              </table:table-cell>
              <table:table-cell office:value-type="string" table:style-name="ce87">
                <text:p>Telconet - Retención #174104: Registro de Retención aplica a Factura #4329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18T00:00:00" table:style-name="ce91">
                <text:p>18/12/2020</text:p>
              </table:table-cell>
              <table:table-cell office:value-type="string" table:style-name="ce85">
                <text:p>FACTURA</text:p>
              </table:table-cell>
              <table:table-cell office:value-type="string" table:style-name="ce85">
                <text:p>FACT 4330</text:p>
              </table:table-cell>
              <table:table-cell office:value-type="float" office:value="54745.599999999999" table:style-name="ce86">
                <text:p>54.745,60</text:p>
              </table:table-cell>
              <table:table-cell office:value-type="string" table:style-name="ce87">
                <text:p>Cliente:Telconet Fact: 4330 - DRY BATTERY DM-12120 <text:s/>Cantidad: 208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24T00:00:00" table:style-name="ce91">
                <text:p>24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30</text:p>
              </table:table-cell>
              <table:table-cell office:value-type="float" office:value="-1759.68" table:style-name="ce86">
                <text:p>-1.759,68</text:p>
              </table:table-cell>
              <table:table-cell office:value-type="string" table:style-name="ce87">
                <text:p>Telconet - Retención #174103: Registro de Retención aplica a Factura #4330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24T00:00:00" table:style-name="ce91">
                <text:p>24/12/2020</text:p>
              </table:table-cell>
              <table:table-cell office:value-type="string" table:style-name="ce85">
                <text:p>RETENCION</text:p>
              </table:table-cell>
              <table:table-cell office:value-type="string" table:style-name="ce85">
                <text:p>FACT 4330</text:p>
              </table:table-cell>
              <table:table-cell office:value-type="float" office:value="-855.4" table:style-name="ce86">
                <text:p>-855,40</text:p>
              </table:table-cell>
              <table:table-cell office:value-type="string" table:style-name="ce87">
                <text:p>Telconet - Retención #174103: Registro de Retención aplica a Factura #4330</text:p>
              </table:table-cell>
              <table:table-cell table:number-columns-repeated="16378"/>
            </table:table-row>
            <table:table-row table:style-name="ro5">
              <table:table-cell office:value-type="string" table:style-name="ce81">
                <text:p>TELCONET</text:p>
              </table:table-cell>
              <table:table-cell office:value-type="date" office:date-value="2020-12-31T00:00:00" table:style-name="ce91">
                <text:p>31/12/2020</text:p>
              </table:table-cell>
              <table:table-cell office:value-type="string" table:style-name="ce85">
                <text:p>CONTG</text:p>
              </table:table-cell>
              <table:table-cell office:value-type="string" table:style-name="ce85">
                <text:p>FACT 4330</text:p>
              </table:table-cell>
              <table:table-cell office:value-type="float" office:value="-28931.13" table:style-name="ce86">
                <text:p>-28.931,13</text:p>
              </table:table-cell>
              <table:table-cell office:value-type="string" table:style-name="ce87">
                <text:p>Traspaso de saldo de cuentas por cobrar a cuenta por pagar relacionada telconet</text:p>
              </table:table-cell>
              <table:table-cell table:number-columns-repeated="16378"/>
            </table:table-row>
          </table:table-row-group>
          <table:table-row table:style-name="ro5">
            <table:table-cell office:value-type="string" table:style-name="ce80">
              <text:p>Total TELCONET</text:p>
            </table:table-cell>
            <table:table-cell table:style-name="ce84"/>
            <table:table-cell table:number-columns-repeated="2" table:style-name="ce85"/>
            <table:table-cell office:value-type="float" office:value="178185.83000000002" table:formula="of:=SUBTOTAL(9;[.E6:.E23])" table:style-name="ce88">
              <text:p>178.185,83</text:p>
            </table:table-cell>
            <table:table-cell table:style-name="ce87"/>
            <table:table-cell table:number-columns-repeated="16378"/>
          </table:table-row>
        </table:table-row-group>
        <table:table-row table:style-name="ro6">
          <table:table-cell office:value-type="string" table:style-name="ce80">
            <text:p>Total general</text:p>
          </table:table-cell>
          <table:table-cell table:style-name="ce84"/>
          <table:table-cell table:number-columns-repeated="2" table:style-name="ce85"/>
          <table:table-cell office:value-type="float" office:value="178185.83000000002" table:formula="of:=SUBTOTAL(9;[.E6:.E23])" table:style-name="ce89">
            <text:p>178.185,83</text:p>
          </table:table-cell>
          <table:table-cell table:style-name="ce87"/>
          <table:table-cell table:number-columns-repeated="16378"/>
        </table:table-row>
        <table:table-row table:style-name="ro6">
          <table:table-cell table:number-columns-repeated="2" table:style-name="ce81"/>
          <table:table-cell table:number-columns-repeated="2" table:style-name="ce85"/>
          <table:table-cell table:style-name="ce83"/>
          <table:table-cell table:style-name="ce82"/>
          <table:table-cell table:number-columns-repeated="16378"/>
        </table:table-row>
        <table:table-row table:style-name="ro5">
          <table:table-cell table:number-columns-repeated="2" table:style-name="ce81"/>
          <table:table-cell office:value-type="string" table:style-name="ce92">
            <text:p>0-30</text:p>
          </table:table-cell>
          <table:table-cell table:style-name="ce85"/>
          <table:table-cell office:value-type="float" office:value="32000.680000000008" table:formula="of:=SUM([.E14:.E23])+[.E9]+[.E10]" table:style-name="ce86">
            <text:p>32.000,68</text:p>
          </table:table-cell>
          <table:table-cell table:style-name="ce90"/>
          <table:table-cell table:number-columns-repeated="16378"/>
        </table:table-row>
        <table:table-row table:style-name="ro5">
          <table:table-cell table:number-columns-repeated="2" table:style-name="ce81"/>
          <table:table-cell office:value-type="string" table:style-name="ce92">
            <text:p>31-60</text:p>
          </table:table-cell>
          <table:table-cell table:style-name="ce85"/>
          <table:table-cell office:value-type="float" office:value="98245.979999999981" table:formula="of:=SUM([.E11:.E13])" table:style-name="ce93">
            <text:p>98.245,98</text:p>
          </table:table-cell>
          <table:table-cell table:number-columns-repeated="16379" table:style-name="ce81"/>
        </table:table-row>
        <table:table-row table:style-name="ro5">
          <table:table-cell table:number-columns-repeated="2" table:style-name="ce81"/>
          <table:table-cell office:value-type="string" table:style-name="ce92">
            <text:p>61-90</text:p>
          </table:table-cell>
          <table:table-cell table:style-name="ce85"/>
          <table:table-cell office:value-type="float" office:value="0" table:style-name="ce81">
            <text:p>0</text:p>
          </table:table-cell>
          <table:table-cell table:number-columns-repeated="16379" table:style-name="ce81"/>
        </table:table-row>
        <table:table-row table:style-name="ro5">
          <table:table-cell table:number-columns-repeated="2" table:style-name="ce81"/>
          <table:table-cell office:value-type="string" table:style-name="ce92">
            <text:p>91-120</text:p>
          </table:table-cell>
          <table:table-cell table:style-name="ce85"/>
          <table:table-cell office:value-type="float" office:value="0" table:style-name="ce81">
            <text:p>0</text:p>
          </table:table-cell>
          <table:table-cell table:number-columns-repeated="16379" table:style-name="ce81"/>
        </table:table-row>
        <table:table-row table:style-name="ro5">
          <table:table-cell table:number-columns-repeated="2" table:style-name="ce81"/>
          <table:table-cell office:value-type="string" table:style-name="ce92">
            <text:p>121-150</text:p>
          </table:table-cell>
          <table:table-cell table:style-name="ce85"/>
          <table:table-cell office:value-type="float" office:value="47939.170000000006" table:formula="of:=+[.E6]+[.E7]+[.E8]" table:style-name="ce93">
            <text:p>47.939,17</text:p>
          </table:table-cell>
          <table:table-cell table:number-columns-repeated="16379" table:style-name="ce81"/>
        </table:table-row>
        <table:table-row table:style-name="ro5">
          <table:table-cell table:number-columns-repeated="2" table:style-name="ce81"/>
          <table:table-cell table:number-columns-repeated="2" table:style-name="ce85"/>
          <table:table-cell office:value-type="float" office:value="178185.83" table:formula="of:=SUM([.E27:.E31])" table:style-name="ce94">
            <text:p>178.185,83</text:p>
          </table:table-cell>
          <table:table-cell table:number-columns-repeated="16379" table:style-name="ce81"/>
        </table:table-row>
        <table:table-row table:number-rows-repeated="1048544" table:style-name="ro5">
          <table:table-cell table:number-columns-repeated="16384"/>
        </table:table-row>
      </table:table>
      <table:table table:name="Mayor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79"/>
        <table:table-column table:style-name="co18" table:number-columns-repeated="3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6373" table:default-cell-style-name="ce1"/>
        <table:table-row table:style-name="ro7">
          <table:table-cell office:value-type="string" table:style-name="ce69">
            <text:p>1-1-1-03-01-001</text:p>
          </table:table-cell>
          <table:table-cell office:value-type="string" table:style-name="ce70">
            <text:p>Clientes Locales</text:p>
          </table:table-cell>
          <table:table-cell office:value-type="float" office:value="189984" table:style-name="ce71">
            <text:p>189.984,00</text:p>
          </table:table-cell>
          <table:table-cell office:value-type="float" office:value="688619.33" table:style-name="ce72">
            <text:p>688.619,33</text:p>
          </table:table-cell>
          <table:table-cell office:value-type="float" office:value="700417.5" table:style-name="ce72">
            <text:p>700.417,50</text:p>
          </table:table-cell>
          <table:table-cell office:value-type="float" office:value="178185.83" table:style-name="ce72">
            <text:p>178.185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73">
            <text:p><text:s/>191,935.91</text:p>
          </table:table-cell>
          <table:table-cell office:value-type="float" office:value="1951.91" table:style-name="ce72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4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66,159.91</text:p>
          </table:table-cell>
          <table:table-cell office:value-type="float" office:value="0" table:style-name="ce1">
            <text:p>0</text:p>
          </table:table-cell>
          <table:table-cell office:value-type="float" office:value="25776" table:style-name="ce72">
            <text:p>25.776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56,607.91</text:p>
          </table:table-cell>
          <table:table-cell office:value-type="float" office:value="0" table:style-name="ce1">
            <text:p>0</text:p>
          </table:table-cell>
          <table:table-cell office:value-type="float" office:value="9552" table:style-name="ce72">
            <text:p>9.552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25,779.11</text:p>
          </table:table-cell>
          <table:table-cell office:value-type="float" office:value="69171.199999999997" table:style-name="ce72">
            <text:p>69.171,2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4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22,938.15</text:p>
          </table:table-cell>
          <table:table-cell office:value-type="float" office:value="0" table:style-name="ce1">
            <text:p>0</text:p>
          </table:table-cell>
          <table:table-cell office:value-type="float" office:value="2840.96" table:style-name="ce72">
            <text:p>2.840,96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12,938.15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2">
            <text:p>10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97,938.15</text:p>
          </table:table-cell>
          <table:table-cell office:value-type="float" office:value="0" table:style-name="ce1">
            <text:p>0</text:p>
          </table:table-cell>
          <table:table-cell office:value-type="float" office:value="15000" table:style-name="ce72">
            <text:p>15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83,954.15</text:p>
          </table:table-cell>
          <table:table-cell office:value-type="float" office:value="86016" table:style-name="ce72">
            <text:p>86.016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4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80,421.35</text:p>
          </table:table-cell>
          <table:table-cell office:value-type="float" office:value="0" table:style-name="ce1">
            <text:p>0</text:p>
          </table:table-cell>
          <table:table-cell office:value-type="float" office:value="3532.8" table:style-name="ce72">
            <text:p>3.532,8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74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53,869.35</text:p>
          </table:table-cell>
          <table:table-cell office:value-type="float" office:value="0" table:style-name="ce1">
            <text:p>0</text:p>
          </table:table-cell>
          <table:table-cell office:value-type="float" office:value="26552" table:style-name="ce72">
            <text:p>26.552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43,869.35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2">
            <text:p>10.00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92,317.35</text:p>
          </table:table-cell>
          <table:table-cell office:value-type="float" office:value="0" table:style-name="ce1">
            <text:p>0</text:p>
          </table:table-cell>
          <table:table-cell office:value-type="float" office:value="51552" table:style-name="ce72">
            <text:p>51.552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76,817.35</text:p>
          </table:table-cell>
          <table:table-cell office:value-type="float" office:value="0" table:style-name="ce1">
            <text:p>0</text:p>
          </table:table-cell>
          <table:table-cell office:value-type="float" office:value="15500" table:style-name="ce72">
            <text:p>15.500,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71,817.3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72">
            <text:p>5.000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224,457.35</text:p>
          </table:table-cell>
          <table:table-cell office:value-type="float" office:value="52640" table:style-name="ce72">
            <text:p>52.64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4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2,937.35</text:p>
          </table:table-cell>
          <table:table-cell office:value-type="float" office:value="18480" table:style-name="ce72">
            <text:p>18.48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74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84,937.35</text:p>
          </table:table-cell>
          <table:table-cell office:value-type="float" office:value="42000" table:style-name="ce72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314,937.35</text:p>
          </table:table-cell>
          <table:table-cell office:value-type="float" office:value="30000" table:style-name="ce72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314,648.60</text:p>
          </table:table-cell>
          <table:table-cell office:value-type="float" office:value="0" table:style-name="ce1">
            <text:p>0</text:p>
          </table:table-cell>
          <table:table-cell office:value-type="float" office:value="288.75" table:style-name="ce1">
            <text:p>288,75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314,054.60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313,232.10</text:p>
          </table:table-cell>
          <table:table-cell office:value-type="float" office:value="0" table:style-name="ce1">
            <text:p>0</text:p>
          </table:table-cell>
          <table:table-cell office:value-type="float" office:value="822.5" table:style-name="ce1">
            <text:p>822,5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311,540.1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72">
            <text:p>1.692,0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81,540.1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72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9,540.10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72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09,540.1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72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67,540.10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72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0,180.10</text:p>
          </table:table-cell>
          <table:table-cell office:value-type="float" office:value="52640" table:style-name="ce72">
            <text:p>52.64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4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7,665.60</text:p>
          </table:table-cell>
          <table:table-cell office:value-type="float" office:value="0" table:style-name="ce1">
            <text:p>0</text:p>
          </table:table-cell>
          <table:table-cell office:value-type="float" office:value="2514.5" table:style-name="ce72">
            <text:p>2.514,5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74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77,665.60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72">
            <text:p>4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67,665.6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2">
            <text:p>1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4,665.60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72">
            <text:p>13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80,985.60</text:p>
          </table:table-cell>
          <table:table-cell office:value-type="float" office:value="26320" table:style-name="ce72">
            <text:p>26.32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74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80,139.60</text:p>
          </table:table-cell>
          <table:table-cell office:value-type="float" office:value="0" table:style-name="ce1">
            <text:p>0</text:p>
          </table:table-cell>
          <table:table-cell office:value-type="float" office:value="846" table:style-name="ce1">
            <text:p>846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74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79,728.35</text:p>
          </table:table-cell>
          <table:table-cell office:value-type="float" office:value="0" table:style-name="ce1">
            <text:p>0</text:p>
          </table:table-cell>
          <table:table-cell office:value-type="float" office:value="411.25" table:style-name="ce1">
            <text:p>411,25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74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7,768.35</text:p>
          </table:table-cell>
          <table:table-cell office:value-type="float" office:value="68040" table:style-name="ce72">
            <text:p>68.04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4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98,112.35</text:p>
          </table:table-cell>
          <table:table-cell office:value-type="float" office:value="50344" table:style-name="ce72">
            <text:p>50.344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4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85,112.35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72">
            <text:p>13.000,0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63,246.91</text:p>
          </table:table-cell>
          <table:table-cell office:value-type="float" office:value="0" table:style-name="ce1">
            <text:p>0</text:p>
          </table:table-cell>
          <table:table-cell office:value-type="float" office:value="21865.439999999999" table:style-name="ce72">
            <text:p>21.865,44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52,112.35</text:p>
          </table:table-cell>
          <table:table-cell office:value-type="float" office:value="0" table:style-name="ce1">
            <text:p>0</text:p>
          </table:table-cell>
          <table:table-cell office:value-type="float" office:value="11134.56" table:style-name="ce72">
            <text:p>11.134,56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9,925.35</text:p>
          </table:table-cell>
          <table:table-cell office:value-type="float" office:value="0" table:style-name="ce1">
            <text:p>0</text:p>
          </table:table-cell>
          <table:table-cell office:value-type="float" office:value="2187" table:style-name="ce72">
            <text:p>2.187,0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8,862.22</text:p>
          </table:table-cell>
          <table:table-cell office:value-type="float" office:value="0" table:style-name="ce1">
            <text:p>0</text:p>
          </table:table-cell>
          <table:table-cell office:value-type="float" office:value="1063.1300000000001" table:style-name="ce72">
            <text:p>1.063,13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7,244.02</text:p>
          </table:table-cell>
          <table:table-cell office:value-type="float" office:value="0" table:style-name="ce1">
            <text:p>0</text:p>
          </table:table-cell>
          <table:table-cell office:value-type="float" office:value="1618.2" table:style-name="ce72">
            <text:p>1.618,2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46,457.39</text:p>
          </table:table-cell>
          <table:table-cell office:value-type="float" office:value="0" table:style-name="ce1">
            <text:p>0</text:p>
          </table:table-cell>
          <table:table-cell office:value-type="float" office:value="786.63" table:style-name="ce1">
            <text:p>786,63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8,860.14</text:p>
          </table:table-cell>
          <table:table-cell office:value-type="float" office:value="0" table:style-name="ce1">
            <text:p>0</text:p>
          </table:table-cell>
          <table:table-cell office:value-type="float" office:value="17597.25" table:style-name="ce72">
            <text:p>17.597,25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NC 251421-1 :TELCONET - FACT #4320 CANCELACIﾓN FA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89,869.20</text:p>
          </table:table-cell>
          <table:table-cell office:value-type="float" office:value="0" table:style-name="ce1">
            <text:p>0</text:p>
          </table:table-cell>
          <table:table-cell office:value-type="float" office:value="38990.94" table:style-name="ce72">
            <text:p>38.990,94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NC 251421-1 :TELCONET - FACT #4319 CANCELACIﾓN FA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66,457.35</text:p>
          </table:table-cell>
          <table:table-cell office:value-type="float" office:value="0" table:style-name="ce1">
            <text:p>0</text:p>
          </table:table-cell>
          <table:table-cell office:value-type="float" office:value="23411.85" table:style-name="ce72">
            <text:p>23.411,85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NC 251421-1 :TELCONET - FACT #4321: ABONO A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4,091.35</text:p>
          </table:table-cell>
          <table:table-cell office:value-type="float" office:value="0" table:style-name="ce1">
            <text:p>0</text:p>
          </table:table-cell>
          <table:table-cell office:value-type="float" office:value="12366" table:style-name="ce72">
            <text:p>12.366,0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2,139.44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72">
            <text:p>1.951,91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25,425.79</text:p>
          </table:table-cell>
          <table:table-cell office:value-type="float" office:value="0" table:style-name="ce1">
            <text:p>0</text:p>
          </table:table-cell>
          <table:table-cell office:value-type="float" office:value="26713.65" table:style-name="ce72">
            <text:p>26.713,65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5">
            <text:p><text:s/>117,139.44</text:p>
          </table:table-cell>
          <table:table-cell office:value-type="float" office:value="0" table:style-name="ce1">
            <text:p>0</text:p>
          </table:table-cell>
          <table:table-cell office:value-type="float" office:value="8286.35" table:style-name="ce72">
            <text:p>8.286,35</text:p>
          </table:table-cell>
          <table:table-cell office:value-type="float" office:value="1188" table:style-name="ce1">
            <text:p>1188</text:p>
          </table:table-cell>
          <table:table-cell table:number-columns-repeated="3" table:style-name="ce1"/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0,313.84</text:p>
          </table:table-cell>
          <table:table-cell office:value-type="float" office:value="103174.39999999999" table:style-name="ce76">
            <text:p>103.174,40</text:p>
          </table:table-cell>
          <table:table-cell office:value-type="float" office:value="0" table:style-name="ce77">
            <text:p>0</text:p>
          </table:table-cell>
          <table:table-cell office:value-type="float" office:value="1195" table:style-name="ce1">
            <text:p>1195</text:p>
          </table:table-cell>
          <table:table-cell office:value-type="float" office:value="191016.22" table:formula="of:=SUM([.D52:.D81])" table:style-name="ce77">
            <text:p>191016,22</text:p>
          </table:table-cell>
          <table:table-cell office:value-type="float" office:value="129969.82999999996" table:formula="of:=SUM([.E52:.E81])" table:style-name="ce77">
            <text:p>129969,83</text:p>
          </table:table-cell>
          <table:table-cell table:style-name="ce1"/>
          <table:table-cell office:value-type="date" office:date-value="2020-11-20T00:00:00" table:style-name="ce74">
            <text:p>20/11/2020</text:p>
          </table:table-cell>
          <table:table-cell office:value-type="string" table:style-name="ce1">
            <text:p>Cliente:Telconet Fact: 4325 - DRY BATTERY <text:s/>DM-12120 <text:s/>Cantidad:39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1,366.64</text:p>
          </table:table-cell>
          <table:table-cell office:value-type="float" office:value="1052.8" table:style-name="ce76">
            <text:p>1.052,80</text:p>
          </table:table-cell>
          <table:table-cell office:value-type="float" office:value="0" table:style-name="ce77">
            <text:p>0</text:p>
          </table:table-cell>
          <table:table-cell office:value-type="float" office:value="1191" table:style-name="ce1">
            <text:p>1191</text:p>
          </table:table-cell>
          <table:table-cell table:number-columns-repeated="3" table:style-name="ce1"/>
          <table:table-cell office:value-type="date" office:date-value="2020-11-21T00:00:00" table:style-name="ce74">
            <text:p>21/11/2020</text:p>
          </table:table-cell>
          <table:table-cell office:value-type="string" table:style-name="ce1">
            <text:p>Cliente:Telconet Fact: 4326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2,419.44</text:p>
          </table:table-cell>
          <table:table-cell office:value-type="float" office:value="1052.8" table:style-name="ce76">
            <text:p>1.052,80</text:p>
          </table:table-cell>
          <table:table-cell office:value-type="float" office:value="0" table:style-name="ce77">
            <text:p>0</text:p>
          </table:table-cell>
          <table:table-cell office:value-type="float" office:value="1192" table:style-name="ce1">
            <text:p>1192</text:p>
          </table:table-cell>
          <table:table-cell table:number-columns-repeated="3" table:style-name="ce1"/>
          <table:table-cell office:value-type="date" office:date-value="2020-11-21T00:00:00" table:style-name="ce74">
            <text:p>21/11/2020</text:p>
          </table:table-cell>
          <table:table-cell office:value-type="string" table:style-name="ce1">
            <text:p>Cliente:Telconet Fact: 4327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9,103.12</text:p>
          </table:table-cell>
          <table:table-cell office:value-type="float" office:value="0" table:style-name="ce77">
            <text:p>0</text:p>
          </table:table-cell>
          <table:table-cell office:value-type="float" office:value="3316.32" table:style-name="ce76">
            <text:p>3.316,32</text:p>
          </table:table-cell>
          <table:table-cell office:value-type="float" office:value="1198" table:style-name="ce1">
            <text:p>1198</text:p>
          </table:table-cell>
          <table:table-cell table:number-columns-repeated="3" table:style-name="ce1"/>
          <table:table-cell office:value-type="date" office:date-value="2020-11-25T00:00:00" table:style-name="ce74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7,491.02</text:p>
          </table:table-cell>
          <table:table-cell office:value-type="float" office:value="0" table:style-name="ce77">
            <text:p>0</text:p>
          </table:table-cell>
          <table:table-cell office:value-type="float" office:value="1612.1" table:style-name="ce76">
            <text:p>1.612,10</text:p>
          </table:table-cell>
          <table:table-cell office:value-type="float" office:value="1198" table:style-name="ce1">
            <text:p>1198</text:p>
          </table:table-cell>
          <table:table-cell table:number-columns-repeated="3" table:style-name="ce1"/>
          <table:table-cell office:value-type="date" office:date-value="2020-11-25T00:00:00" table:style-name="ce74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7,474.57</text:p>
          </table:table-cell>
          <table:table-cell office:value-type="float" office:value="0" table:style-name="ce77">
            <text:p>0</text:p>
          </table:table-cell>
          <table:table-cell office:value-type="float" office:value="16.45" table:style-name="ce77">
            <text:p>16,45</text:p>
          </table:table-cell>
          <table:table-cell office:value-type="float" office:value="1196" table:style-name="ce1">
            <text:p>1196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7,440.73</text:p>
          </table:table-cell>
          <table:table-cell office:value-type="float" office:value="0" table:style-name="ce77">
            <text:p>0</text:p>
          </table:table-cell>
          <table:table-cell office:value-type="float" office:value="33.840000000000003" table:style-name="ce77">
            <text:p>33,84</text:p>
          </table:table-cell>
          <table:table-cell office:value-type="float" office:value="1196" table:style-name="ce1">
            <text:p>1196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7,406.89</text:p>
          </table:table-cell>
          <table:table-cell office:value-type="float" office:value="0" table:style-name="ce77">
            <text:p>0</text:p>
          </table:table-cell>
          <table:table-cell office:value-type="float" office:value="33.840000000000003" table:style-name="ce77">
            <text:p>33,84</text:p>
          </table:table-cell>
          <table:table-cell office:value-type="float" office:value="1197" table:style-name="ce1">
            <text:p>1197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16,406.89</text:p>
          </table:table-cell>
          <table:table-cell office:value-type="float" office:value="0" table:style-name="ce77">
            <text:p>0</text:p>
          </table:table-cell>
          <table:table-cell office:value-type="float" office:value="1000" table:style-name="ce76">
            <text:p>1.000,0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NC 655605-0 :NC:0-655605 Telconet - Fact #4323: Ab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93,406.89</text:p>
          </table:table-cell>
          <table:table-cell office:value-type="float" office:value="0" table:style-name="ce77">
            <text:p>0</text:p>
          </table:table-cell>
          <table:table-cell office:value-type="float" office:value="23000" table:style-name="ce76">
            <text:p>23.000,0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NC 248648-0 :NC:0-248648 Telconet - Fact #4323: Ab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70,183.29</text:p>
          </table:table-cell>
          <table:table-cell office:value-type="float" office:value="0" table:style-name="ce77">
            <text:p>0</text:p>
          </table:table-cell>
          <table:table-cell office:value-type="float" office:value="23223.599999999999" table:style-name="ce76">
            <text:p>23.223,6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NC 693109-0 :TELCONET - FACT #4323: ABONO A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3,406.89</text:p>
          </table:table-cell>
          <table:table-cell office:value-type="float" office:value="0" table:style-name="ce77">
            <text:p>0</text:p>
          </table:table-cell>
          <table:table-cell office:value-type="float" office:value="16776.400000000001" table:style-name="ce76">
            <text:p>16.776,4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NC 693109-0 :TELCONET - FACT #4322: CANCELACIﾓN F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3,390.44</text:p>
          </table:table-cell>
          <table:table-cell office:value-type="float" office:value="0" table:style-name="ce77">
            <text:p>0</text:p>
          </table:table-cell>
          <table:table-cell office:value-type="float" office:value="16.45" table:style-name="ce77">
            <text:p>16,45</text:p>
          </table:table-cell>
          <table:table-cell office:value-type="float" office:value="1197" table:style-name="ce1">
            <text:p>1197</text:p>
          </table:table-cell>
          <table:table-cell table:number-columns-repeated="3" table:style-name="ce1"/>
          <table:table-cell office:value-type="date" office:date-value="2020-11-30T00:00:00" table:style-name="ce74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5,496.04</text:p>
          </table:table-cell>
          <table:table-cell office:value-type="float" office:value="2105.6" table:style-name="ce76">
            <text:p>2.105,60</text:p>
          </table:table-cell>
          <table:table-cell office:value-type="float" office:value="0" table:style-name="ce77">
            <text:p>0</text:p>
          </table:table-cell>
          <table:table-cell office:value-type="float" office:value="1216" table:style-name="ce1">
            <text:p>1216</text:p>
          </table:table-cell>
          <table:table-cell table:number-columns-repeated="3" table:style-name="ce1"/>
          <table:table-cell office:value-type="date" office:date-value="2020-12-11T00:00:00" table:style-name="ce74">
            <text:p>11/12/2020</text:p>
          </table:table-cell>
          <table:table-cell office:value-type="string" table:style-name="ce1">
            <text:p>Cliente:Telconet Fact: 4328 - DRY BATTERY <text:s/>DM-12120 <text:s/>Cantidad: 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55,428.36</text:p>
          </table:table-cell>
          <table:table-cell office:value-type="float" office:value="0" table:style-name="ce77">
            <text:p>0</text:p>
          </table:table-cell>
          <table:table-cell office:value-type="float" office:value="67.680000000000007" table:style-name="ce77">
            <text:p>67,68</text:p>
          </table:table-cell>
          <table:table-cell office:value-type="float" office:value="1204" table:style-name="ce1">
            <text:p>1204</text:p>
          </table:table-cell>
          <table:table-cell table:number-columns-repeated="3" table:style-name="ce1"/>
          <table:table-cell office:value-type="date" office:date-value="2020-12-16T00:00:00" table:style-name="ce74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82,308.36</text:p>
          </table:table-cell>
          <table:table-cell office:value-type="float" office:value="26880" table:style-name="ce76">
            <text:p>26.880,00</text:p>
          </table:table-cell>
          <table:table-cell office:value-type="float" office:value="0" table:style-name="ce77">
            <text:p>0</text:p>
          </table:table-cell>
          <table:table-cell office:value-type="float" office:value="1214" table:style-name="ce1">
            <text:p>1214</text:p>
          </table:table-cell>
          <table:table-cell table:number-columns-repeated="3" table:style-name="ce1"/>
          <table:table-cell office:value-type="date" office:date-value="2020-12-16T00:00:00" table:style-name="ce74">
            <text:p>16/12/2020</text:p>
          </table:table-cell>
          <table:table-cell office:value-type="string" table:style-name="ce1">
            <text:p>Cliente:Telconet Fact: 4329 - DRY BATTERY HR-1280 <text:s/>Cantidad: 15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182,275.46</text:p>
          </table:table-cell>
          <table:table-cell office:value-type="float" office:value="0" table:style-name="ce77">
            <text:p>0</text:p>
          </table:table-cell>
          <table:table-cell office:value-type="float" office:value="32.9" table:style-name="ce77">
            <text:p>32,9</text:p>
          </table:table-cell>
          <table:table-cell office:value-type="float" office:value="1204" table:style-name="ce1">
            <text:p>1204</text:p>
          </table:table-cell>
          <table:table-cell table:number-columns-repeated="3" table:style-name="ce1"/>
          <table:table-cell office:value-type="date" office:date-value="2020-12-16T00:00:00" table:style-name="ce74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7,021.06</text:p>
          </table:table-cell>
          <table:table-cell office:value-type="float" office:value="54745.599999999999" table:style-name="ce76">
            <text:p>54.745,60</text:p>
          </table:table-cell>
          <table:table-cell office:value-type="float" office:value="0" table:style-name="ce77">
            <text:p>0</text:p>
          </table:table-cell>
          <table:table-cell office:value-type="float" office:value="1213" table:style-name="ce1">
            <text:p>1213</text:p>
          </table:table-cell>
          <table:table-cell table:number-columns-repeated="3" table:style-name="ce1"/>
          <table:table-cell office:value-type="date" office:date-value="2020-12-18T00:00:00" table:style-name="ce74">
            <text:p>18/12/2020</text:p>
          </table:table-cell>
          <table:table-cell office:value-type="string" table:style-name="ce1">
            <text:p>Cliente:Telconet Fact: 4330 - DRY BATTERY DM-12120 <text:s/>Cantidad: 20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5,261.38</text:p>
          </table:table-cell>
          <table:table-cell office:value-type="float" office:value="0" table:style-name="ce77">
            <text:p>0</text:p>
          </table:table-cell>
          <table:table-cell office:value-type="float" office:value="1759.68" table:style-name="ce76">
            <text:p>1.759,68</text:p>
          </table:table-cell>
          <table:table-cell office:value-type="float" office:value="1203" table:style-name="ce1">
            <text:p>1203</text:p>
          </table:table-cell>
          <table:table-cell table:number-columns-repeated="3" table:style-name="ce1"/>
          <table:table-cell office:value-type="date" office:date-value="2020-12-24T00:00:00" table:style-name="ce74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4,841.38</text:p>
          </table:table-cell>
          <table:table-cell office:value-type="float" office:value="0" table:style-name="ce77">
            <text:p>0</text:p>
          </table:table-cell>
          <table:table-cell office:value-type="float" office:value="420" table:style-name="ce77">
            <text:p>420</text:p>
          </table:table-cell>
          <table:table-cell office:value-type="float" office:value="1206" table:style-name="ce1">
            <text:p>1206</text:p>
          </table:table-cell>
          <table:table-cell table:number-columns-repeated="3" table:style-name="ce1"/>
          <table:table-cell office:value-type="date" office:date-value="2020-12-24T00:00:00" table:style-name="ce74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3,977.38</text:p>
          </table:table-cell>
          <table:table-cell office:value-type="float" office:value="0" table:style-name="ce77">
            <text:p>0</text:p>
          </table:table-cell>
          <table:table-cell office:value-type="float" office:value="864" table:style-name="ce77">
            <text:p>864</text:p>
          </table:table-cell>
          <table:table-cell office:value-type="float" office:value="1206" table:style-name="ce1">
            <text:p>1206</text:p>
          </table:table-cell>
          <table:table-cell table:number-columns-repeated="3" table:style-name="ce1"/>
          <table:table-cell office:value-type="date" office:date-value="2020-12-24T00:00:00" table:style-name="ce74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33,121.98</text:p>
          </table:table-cell>
          <table:table-cell office:value-type="float" office:value="0" table:style-name="ce77">
            <text:p>0</text:p>
          </table:table-cell>
          <table:table-cell office:value-type="float" office:value="855.4" table:style-name="ce77">
            <text:p>855,4</text:p>
          </table:table-cell>
          <table:table-cell office:value-type="float" office:value="1203" table:style-name="ce1">
            <text:p>1203</text:p>
          </table:table-cell>
          <table:table-cell table:number-columns-repeated="3" table:style-name="ce1"/>
          <table:table-cell office:value-type="date" office:date-value="2020-12-24T00:00:00" table:style-name="ce74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7,921.71</text:p>
          </table:table-cell>
          <table:table-cell office:value-type="float" office:value="0" table:style-name="ce77">
            <text:p>0</text:p>
          </table:table-cell>
          <table:table-cell office:value-type="float" office:value="5200.2700000000004" table:style-name="ce76">
            <text:p>5.200,27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90000000-0 :TELCONET - FACT #4323: CANCELACIﾓ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3,121.98</text:p>
          </table:table-cell>
          <table:table-cell office:value-type="float" office:value="0" table:style-name="ce77">
            <text:p>0</text:p>
          </table:table-cell>
          <table:table-cell office:value-type="float" office:value="4799.7299999999996" table:style-name="ce76">
            <text:p>4.799,73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90000000-0 :TELCONET - FACT #4324: ABONO A FAC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2,119.47</text:p>
          </table:table-cell>
          <table:table-cell office:value-type="float" office:value="0" table:style-name="ce77">
            <text:p>0</text:p>
          </table:table-cell>
          <table:table-cell office:value-type="float" office:value="1002.51" table:style-name="ce76">
            <text:p>1.002,51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486375-0 :TELCONET - FACT #4327: <text:s/>CANCELACIﾓN 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1,116.96</text:p>
          </table:table-cell>
          <table:table-cell office:value-type="float" office:value="0" table:style-name="ce77">
            <text:p>0</text:p>
          </table:table-cell>
          <table:table-cell office:value-type="float" office:value="1002.51" table:style-name="ce76">
            <text:p>1.002,51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486375-0 :TELCONET - FACT #4326: CANCELACIﾓN D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3,121.98</text:p>
          </table:table-cell>
          <table:table-cell office:value-type="float" office:value="2005.02" table:style-name="ce76">
            <text:p>2.005,02</text:p>
          </table:table-cell>
          <table:table-cell office:value-type="float" office:value="0" table:style-name="ce77">
            <text:p>0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D 4863750000-0 :ND:0-4863750000 Reverso Pago Tel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21,116.96</text:p>
          </table:table-cell>
          <table:table-cell office:value-type="float" office:value="0" table:style-name="ce77">
            <text:p>0</text:p>
          </table:table-cell>
          <table:table-cell office:value-type="float" office:value="2005.02" table:style-name="ce76">
            <text:p>2.005,02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4863750000-0 :NC:0-4863750000 Telconet - Fact #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3">
            <text:p><text:s/>207,116.96</text:p>
          </table:table-cell>
          <table:table-cell office:value-type="float" office:value="0" table:style-name="ce77">
            <text:p>0</text:p>
          </table:table-cell>
          <table:table-cell office:value-type="float" office:value="14000" table:style-name="ce76">
            <text:p>14.000,00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NC 8515620000-0 :NC:0-8515620000 Telconet - Fact #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178,185.83</text:p>
          </table:table-cell>
          <table:table-cell office:value-type="float" office:value="0" table:style-name="ce77">
            <text:p>0</text:p>
          </table:table-cell>
          <table:table-cell office:value-type="float" office:value="28931.13" table:style-name="ce76">
            <text:p>28.931,13</text:p>
          </table:table-cell>
          <table:table-cell office:value-type="float" office:value="1211" table:style-name="ce1">
            <text:p>1211</text:p>
          </table:table-cell>
          <table:table-cell table:number-columns-repeated="3"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Traspaso de saldo de cuentas por cobrar a cuenta por pagar relacionada telconet</text:p>
          </table:table-cell>
          <table:table-cell table:number-columns-repeated="16373"/>
        </table:table-row>
        <table:table-row table:style-name="ro7">
          <table:table-cell office:value-type="string" table:style-name="ce69">
            <text:p>1-1-1-03-02</text:p>
          </table:table-cell>
          <table:table-cell office:value-type="string" table:style-name="ce78">
            <text:p>CUENTAS POR COBRAR RELACIONADAS</text:p>
          </table:table-cell>
          <table:table-cell office:value-type="float" office:value="83490.17" table:style-name="ce71">
            <text:p>83.490,17</text:p>
          </table:table-cell>
          <table:table-cell office:value-type="float" office:value="0" table:style-name="ce1">
            <text:p>0</text:p>
          </table:table-cell>
          <table:table-cell office:value-type="float" office:value="78620.17" table:style-name="ce72">
            <text:p>78.620,17</text:p>
          </table:table-cell>
          <table:table-cell office:value-type="float" office:value="4870" table:style-name="ce72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72">
            <text:p>3.960.592,21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69">
            <text:p>1-1-1-03-02-001</text:p>
          </table:table-cell>
          <table:table-cell office:value-type="string" table:style-name="ce78">
            <text:p>TELCONET CUENTAS POR COBRAR</text:p>
          </table:table-cell>
          <table:table-cell office:value-type="float" office:value="78620.17" table:style-name="ce71">
            <text:p>78.620,17</text:p>
          </table:table-cell>
          <table:table-cell office:value-type="float" office:value="0" table:style-name="ce1">
            <text:p>0</text:p>
          </table:table-cell>
          <table:table-cell office:value-type="float" office:value="78620.17" table:style-name="ce72">
            <text:p>78.62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73">
            <text:p><text:s/>72,370.1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71">
            <text:p>6.250,0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4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3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2370.17" table:style-name="ce71">
            <text:p>72.370,17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74">
            <text:p>31/12/2020</text:p>
          </table:table-cell>
          <table:table-cell office:value-type="string" table:style-name="ce1">
            <text:p>REVERSO DIARIO# 734 TRASLADO DE SALDO POR COBRAR A CUENTA RELACIONADA TELCONET</text:p>
          </table:table-cell>
          <table:table-cell table:number-columns-repeated="16373"/>
        </table:table-row>
        <table:table-row table:style-name="ro7">
          <table:table-cell office:value-type="string" table:style-name="ce69">
            <text:p>1-1-1-03-02-002</text:p>
          </table:table-cell>
          <table:table-cell office:value-type="string" table:style-name="ce78">
            <text:p>Telsoterra <text:s/>S.A.</text:p>
          </table:table-cell>
          <table:table-cell office:value-type="float" office:value="4870" table:style-name="ce71">
            <text:p>4.87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70" table:style-name="ce72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72">
            <text:p>3.960.592,21</text:p>
          </table:table-cell>
          <table:table-cell table:number-columns-repeated="16375" table:style-name="ce1"/>
        </table:table-row>
        <table:table-row table:number-rows-repeated="104849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0P0"/>
    </number:number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integer-digits="1"/>
      <number:text> %</number:text>
    </number:percentage-style>
    <number:number-style style:name="N4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(</number:text>
      <number:number number:decimal-places="2" number:min-integer-digits="1" number:grouping="true"/>
      <number:text>)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currency-style style:name="N47P1"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7P2">
      <number:currency-symbol>$</number:currency-symbol>
      <number:text>-</number:text>
      <number:number number:decimal-places="0" number:min-integer-digits="2"/>
      <number:text> </number:text>
    </number:currency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4">
      <style:table-cell-properties style:vertical-align="automatic" fo:background-color="transparent"/>
    </style:style>
    <style:style style:name="Moneda" style:family="table-cell" style:data-style-name="N47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7T15:59:56Z</dc:date>
    <meta:editing-cycles>5</meta:editing-cycles>
    <meta:editing-duration>PT1800S</meta:editing-duration>
  </office:meta>
</office:document-meta>
</file>